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ize="7pt" style:font-size-asian="7pt" style:font-size-complex="7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/>Dokumentacja końcowa </text:h>
      <text:h text:style-name="P10" text:outline-level="1">z przedmiotu Analiza Algorytmów</text:h>
      <text:p text:style-name="P1">Marcin Stepnowski</text:p>
      <text:p text:style-name="P1"/>
      <text:h text:style-name="Heading_20_2" text:outline-level="2">Treść zadania:</text:h>
      <text:p text:style-name="Text_20_body">Na półce są ułożone w przypadkowej kolejności pojemniki z atramentami w czterech kolorach: C, M, Y i K. Należy je uporządkować za pomocą robota w taki sposób, aby od lewej strony półki znalazły się kolejno: C, następnie M, następnie Y, a na końcu - K. Robot w jednym ruchu może pobrać jednocześnie dokładnie cztery sąsiednie pojemniki z dowolnego miejsca na półce i przenieść je na prawą stronę, za wszystkie pojemniki, a następnie dosunąć część pojemników w lewo, wypełniając lukę. Ułożyć plan pracy robota, dyktujący w kolejnych ruchach, którą czwórkę pojemników przenieść na prawą stronę. Wykonać jak najmniejszą liczbę ruchów. </text:p>
      <text:p text:style-name="Text_20_body">Porównać czas obliczeń i wyniki różnych metod. </text:p>
      <text:p text:style-name="Text_20_body"/>
      <text:h text:style-name="Heading_20_2" text:outline-level="2">Struktury danych użyte w projekcie:</text:h>
      <text:p text:style-name="Text_20_body"><text:span text:style-name="T1">Pojemnik</text:span> – klasa obrazująca pojemnik z atramentem przechowującą jeden z czterech kolorów atramentu, posiadająca przeciążone operatory porównania i relacji (zakładam, że kolory są ze sobą w następującej relacji C &lt; M &lt; Y &lt; K)</text:p>
      <text:p text:style-name="P2">Półka –<text:span text:style-name="T2"> zostanie przedstawiona jako dwukierunkowa lista pojemników (std::list)</text:span></text:p>
      <text:p text:style-name="Text_20_body"/>
      <text:h text:style-name="Heading_20_2" text:outline-level="2">Algorytmy:</text:h>
      <text:h text:style-name="Heading_20_3" text:outline-level="3">1. Sortowanie przez wybór</text:h>
      <text:p text:style-name="Text_20_body"/>
      <text:h text:style-name="Heading_20_3" text:outline-level="3">Opis algorytmu:</text:h>
      <text:p text:style-name="Text_20_body"><text:s/>Zaadaptowany algorytm sortowania przez wybór dostosowany do wymagań projektu:</text:p>
      <text:list xml:id="list1499743683" text:style-name="L1">
        <text:list-item>
          <text:p text:style-name="P4">listę dzielimy na część posortowaną i nie posortowaną, do tego celu będziemy przechowywać iterator na ostatnio ułożony element (wykorzystuje własność iteratora listy, że w przeciwieństwie do iteratora vectora nie traci ważności, po zmianie struktury kontenera) i numer w kolejności pierwszego nieposortowanego elementu</text:p>
        </text:list-item>
        <text:list-item>
          <text:p text:style-name="P4">aby wiedzieć jakiego koloru pojemnik poszukuje, przechowuje w tablicy ilość pojemników każdego koloru jaka pozostała do posortowania</text:p>
        </text:list-item>
        <text:list-item>
          <text:p text:style-name="P4">sortowanie nie posortowanej części polega na wyszukaniu pojemnika z szukanym kolorem i ustawieniu go na pozycji 0 nieposortowanej części, ustawianie odbywać się może na 3 sposoby (wspomniana pozycja niżej odnosi się do pozycji w części nieposortowanej): </text:p>
          <text:list>
            <text:list-item>
              <text:p text:style-name="P4">jeśli znaleziony pojemnik jest na pozycji : pozycjaSzukanego % 4 == 0, to przesuwam pojemnik znajdujący się na pozycji 0 to przesuwam go (pozycjaSzukanego \ 4) razy, co <text:soft-page-break/>spowoduje przesunięcie szukanego pojemnika na pozycje 0</text:p>
            </text:list-item>
            <text:list-item>
              <text:p text:style-name="P4">w innym przepadku, obliczam na której pozycji powinien być by można było przeprowadzić tą samą operacje co wyżej, <text:s/>przesuwam pojemnik odpowiednio wcześniejszy np. jeśli odpowiednią dla nas pozycją jest pozycja przedostatnia to przenosimy pojemnik pozycjaSzukanego – 2</text:p>
            </text:list-item>
            <text:list-item>
              <text:p text:style-name="P4">jeśli przeniesienie pojemnika odpowiednie wcześniej nie będzie możliwe, gdyż będzie na pozycji np. -2, przenosimy pozycjaSzukanego i przesuwając piąty element od końca odpowiednią ilość razu ustawiamy szukany pojemnik na odpowiednim miejscu i wykonujemy wybranie pojemników przez szukanym</text:p>
            </text:list-item>
          </text:list>
        </text:list-item>
      </text:list>
      <text:list xml:id="list719768859" text:style-name="L2">
        <text:list-item>
          <text:p text:style-name="P5">algorytm ten nie zawsze będzie wstanie posortować wszystkie sortowalne półki, gdyż przy odpowiednio małej ilości pojemnik o największej wartości, algorytm może tak ustawić ostatnie 5 pojemników, że będą one nie sortowalne, np. CCCCCCCCMMMMMM KYKYK</text:p>
        </text:list-item>
      </text:list>
      <text:p text:style-name="Text_20_body"/>
      <text:h text:style-name="Heading_20_3" text:outline-level="3">Przewidywania:</text:h>
      <text:list xml:id="list239458767" text:style-name="L5">
        <text:list-item>
          <text:p text:style-name="P9"/>
        </text:list-item>
      </text:list>
      <text:p text:style-name="Text_20_body"/>
      <text:p text:style-name="Text_20_body"/>
      <text:h text:style-name="Heading_20_3" text:outline-level="3">2. Rekurencyjna iteracja po wszystkich możliwościach</text:h>
      <text:p text:style-name="Text_20_body"><text:s/>Algorytm ten polega znalezienia optymalnego rozwiązania, poprzez sprawdzenie wszystkich możliwości, aż <text:s/>do znalezienia rozwiązania. </text:p>
      <text:list xml:id="list1779533185" text:style-name="L3">
        <text:list-item>
          <text:p text:style-name="P6">algorytm ten będzie sprawdzał dane rozwiązanie, tylko jeśli stan półki nie będzie się powtarzał, ze stanem w którym już był, co wymaga przechowywania dużej ilości danych o wcześniejszych stanach</text:p>
        </text:list-item>
        <text:list-item>
          <text:p text:style-name="P6">jeśli rozwiązanie zostało już znalezione sprawdzane będą rozwiązania wymagające mniejszej ilości ruchów niż znalezione</text:p>
        </text:list-item>
        <text:list-item>
          <text:p text:style-name="P6">iterując się po możliwościach w danym stanie nie będziemy iterować się od 0 do n, ale w losowy sposób, gdyż w większości przypadkach szybciej przyniesie nam to znalezienie pierwszego rozwiązania</text:p>
        </text:list-item>
        <text:list-item>
          <text:p text:style-name="P6">algorytm ten daje optymalną ilość wykonanych ruchów, jednak jego złożoność powoduje, że zastosowanie do większej ilości pojemników wymaga bardzo dużo czasu</text:p>
        </text:list-item>
      </text:list>
      <text:p text:style-name="Text_20_body">Opis algorytmu w formie kodu: </text:p>
      <text:p text:style-name="Text_20_body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ext_20_body"><text:s/>int RekurencyjnyRobot::posortuj(){</text:p>
            <text:p text:style-name="Text_20_body"><text:s text:c="4"/>for(int i = 0; i &lt; iloscPojemnikow - 5; ++i)</text:p>
            <text:p text:style-name="Text_20_body"><text:s text:c="8"/>sprawdzGlebiej(i);</text:p>
            <text:p text:style-name="Text_20_body">// najlepszaKombinacja – lista z ruchow odnaleziona przez algorytm</text:p>
            <text:p text:style-name="Text_20_body"><text:s text:c="4"/>for (list&lt;int&gt;::iterator iter = <text:bookmark-start text:name="__DdeLink__0_1042626328"/>najlepszaKombinacja<text:bookmark-end text:name="__DdeLink__0_1042626328"/>.begin(); </text:p>
            <text:p text:style-name="Text_20_body"><text:s text:c="12"/>iter != najlepszaKombinacja.end(); ++iter){</text:p>
            <text:p text:style-name="Text_20_body"><text:s/>// przesun pojemniki metoda robota przesuwajaca pojemniki na polce docelowej</text:p>
            <text:p text:style-name="Text_20_body"><text:soft-page-break/><text:s text:c="8"/>przesunPojemniki(*iter);</text:p>
            <text:p text:style-name="Text_20_body"><text:s text:c="4"/>}</text:p>
            <text:p text:style-name="Text_20_body"><text:s text:c="4"/>return licznikRuchow</text:p>
            <text:p text:style-name="Text_20_body">}</text:p>
            <text:p text:style-name="Text_20_body"/>
            <text:p text:style-name="Text_20_body">void RekurencyjnyRobot::sprawdzGlebiej(int pozycja){</text:p>
            <text:p text:style-name="Text_20_body">//stanyPolek – lista ze stanami w których algorytm już byl</text:p>
            <text:p text:style-name="Text_20_body"><text:s text:c="5"/>stanyPolek.push_back(wirtualnaPolka);</text:p>
            <text:p text:style-name="Text_20_body">// przesunPojemnikiNaWirtualnej – metoda przesuwajaca pojemniki na kopii polki docelowej</text:p>
            <text:p text:style-name="Text_20_body"/>
            <text:p text:style-name="Text_20_body"><text:s text:c="4"/><text:bookmark-start text:name="__DdeLink__2_1042626328"/>przesunPojemnikiNaWirtualnej<text:bookmark-end text:name="__DdeLink__2_1042626328"/>(pozycja);</text:p>
            <text:p text:style-name="Text_20_body">// <text:span text:style-name="T3">sprawdzCzyWarto sprawdza, czy ilosc ruchow potrzebna do dojscia do tego stanu nie jest za duza</text:span></text:p>
            <text:p text:style-name="P7">// sprawdzCzyJuzBylo sprawdza czy polka już nie wygladala tak jak teraz</text:p>
            <text:p text:style-name="Text_20_body"><text:s text:c="4"/>if(!sprawdzCzyWarto() || sprawdzCzyWirtualnaPosortowana()</text:p>
            <text:p text:style-name="Text_20_body"><text:s text:c="12"/>|| <text:bookmark-start text:name="__DdeLink__4_1042626328"/>sprawdzCzyJuzBylo<text:bookmark-end text:name="__DdeLink__4_1042626328"/>()) {</text:p>
            <text:p text:style-name="Text_20_body"><text:s text:c="4"/>}</text:p>
            <text:p text:style-name="Text_20_body"><text:s text:c="4"/>else{</text:p>
            <text:p text:style-name="Text_20_body">// losowanie kolejnosci iteracji w czasie n</text:p>
            <text:p text:style-name="P3"><text:s text:c="8"/>int ilosc = iloscPojemnikow - 4;</text:p>
            <text:p text:style-name="P3"><text:s text:c="8"/>int max = ilosc - 1;</text:p>
            <text:p text:style-name="P3"><text:s text:c="8"/>int swap, r;</text:p>
            <text:p text:style-name="P3"><text:s text:c="8"/>int *tablica = new int[ilosc];</text:p>
            <text:p text:style-name="P3"><text:s text:c="8"/>for (int i = 0; i &lt; ilosc; ++i){</text:p>
            <text:p text:style-name="P3"><text:s text:c="12"/>tablica[i] = i;</text:p>
            <text:p text:style-name="P3"><text:s text:c="8"/>}</text:p>
            <text:p text:style-name="P3"><text:s text:c="8"/>for (int i = 0; i &lt; ilosc - 1; ++i){</text:p>
            <text:p text:style-name="P3"><text:s text:c="12"/>r = rand()%max;</text:p>
            <text:p text:style-name="P3"><text:s text:c="12"/>swap = tablica[max];</text:p>
            <text:p text:style-name="P3"><text:s text:c="12"/>tablica[max] = tablica[r];</text:p>
            <text:p text:style-name="P3"><text:s text:c="12"/>tablica[r] = r;</text:p>
            <text:p text:style-name="P3"><text:s text:c="12"/>--max;</text:p>
            <text:p text:style-name="P3"><text:s text:c="8"/>}</text:p>
            <text:p text:style-name="P3"><text:s text:c="12"/>r = rand()%ilosc;</text:p>
            <text:p text:style-name="P3"><text:s text:c="12"/>swap = tablica[0];</text:p>
            <text:p text:style-name="P3"><text:s text:c="12"/>tablica[0] = tablica[r];</text:p>
            <text:p text:style-name="P3"><text:s text:c="12"/>tablica[r] = r;</text:p>
            <text:p text:style-name="Text_20_body"><text:s/>// koniec losowania</text:p>
            <text:p text:style-name="Text_20_body"><text:s text:c="8"/>for (int i = 0; i &lt; ilosc; i++)</text:p>
            <text:p text:style-name="Text_20_body"><text:s text:c="12"/>sprawdzGlebiej(tablica[i]);</text:p>
            <text:p text:style-name="Text_20_body"><text:s text:c="8"/>delete tablica;</text:p>
            <text:p text:style-name="Text_20_body"><text:s text:c="4"/>}</text:p>
            <text:p text:style-name="Text_20_body"><text:soft-page-break/><text:s text:c="6"/>stanyPolek.pop_back();</text:p>
            <text:p text:style-name="Text_20_body"><text:s text:c="4"/>cofnijPrzesuwanieNaWirtualnej();</text:p>
            <text:p text:style-name="Text_20_body">}</text:p>
          </table:table-cell>
        </table:table-row>
      </table:table>
      <text:p text:style-name="Text_20_body"/>
      <text:h text:style-name="Heading_20_3" text:outline-level="3">3. Sortowanie głupie</text:h>
      <text:p text:style-name="Text_20_body">Zaadaptowany <text:s/>„bogo sort” </text:p>
      <text:list xml:id="list857168900" text:style-name="L4">
        <text:list-item>
          <text:p text:style-name="P8"><text:s/>algorytm polegający na przeniesieniu na koniec losowego pojemnika i sprawdzeniu czy jest posortowane i tak aż do uzyskania posortowanej polki</text:p>
        </text:list-item>
      </text:list>
      <text:p text:style-name="Text_20_body"/>
      <text:p text:style-name="Text_20_body">Algorytm w formie kodu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int BogoRobot::posortuj(){</text:p>
            <text:p text:style-name="Table_20_Contents"><text:s text:c="6"/>unsigned int ilosc = polka.size();</text:p>
            <text:p text:style-name="Table_20_Contents"><text:s text:c="6"/>ilosc -= 4;</text:p>
            <text:p text:style-name="Table_20_Contents"><text:s text:c="5"/>licznikRuchow = 0;</text:p>
            <text:p text:style-name="Table_20_Contents"><text:s text:c="5"/>if (czyPosortowane())</text:p>
            <text:p text:style-name="Table_20_Contents"><text:s text:c="9"/>return licznikRuchow;</text:p>
            <text:p text:style-name="Table_20_Contents"><text:s text:c="5"/>while (true){</text:p>
            <text:p text:style-name="Table_20_Contents"><text:s text:c="8"/>Polka::iterator koniec(polka.end());</text:p>
            <text:p text:style-name="Table_20_Contents"><text:s text:c="8"/>--------koniec;</text:p>
            <text:p text:style-name="Table_20_Contents"><text:s text:c="8"/>for(Polka::iterator iter = polka.begin(); iter != koniec; ++iter){</text:p>
            <text:p text:style-name="Table_20_Contents"><text:s text:c="13"/>if((rand()%ilosc) == 0){</text:p>
            <text:p text:style-name="Table_20_Contents"><text:s text:c="17"/>przesunPojemniki(iter);</text:p>
            <text:p text:style-name="Table_20_Contents"><text:s text:c="17"/></text:p>
            <text:p text:style-name="Table_20_Contents"><text:s text:c="17"/>if (czyPosortowane()){</text:p>
            <text:p text:style-name="Table_20_Contents"><text:s text:c="21"/>return licznikRuchow;</text:p>
            <text:p text:style-name="Table_20_Contents"><text:s text:c="17"/>}</text:p>
            <text:p text:style-name="Table_20_Contents"><text:s text:c="13"/>}</text:p>
            <text:p text:style-name="Table_20_Contents"><text:s text:c="9"/>}</text:p>
            <text:p text:style-name="Table_20_Contents"><text:s text:c="5"/>}</text:p>
            <text:p text:style-name="Table_20_Contents">}</text:p>
          </table:table-cell>
        </table:table-row>
      </table:table>
      <text:list xml:id="list1937720080" text:continue-numbering="true" text:style-name="L4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4-21T12:50:10</meta:creation-date>
    <dc:date>2013-05-14T15:18:24</dc:date>
    <dc:creator>marcin </dc:creator>
    <meta:editing-duration>PT21M34S</meta:editing-duration>
    <meta:editing-cycles>1</meta:editing-cycles>
    <meta:generator>LibreOffice/3.5$Linux_X86_64 LibreOffice_project/350m1$Build-2</meta:generator>
    <meta:document-statistic meta:table-count="2" meta:image-count="0" meta:object-count="0" meta:page-count="4" meta:paragraph-count="101" meta:word-count="828" meta:character-count="6364" meta:non-whitespace-character-count="5140"/>
  </office:meta>
</office:document-meta>
</file>